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7_23-00-38_000.jpg</text:p>
          </table:table-cell>
          <table:table-cell table:style-name="ce17" office:value-type="string">
            <text:p>:m Other / やること / 寝る前 / compilation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Other / やること / 寝る前 / compilation">
            <text:p>:m Other / やること / 寝る前 / compilatio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17_23-00-38_001.jpg</text:p>
          </table:table-cell>
          <table:table-cell table:style-name="ce17" office:value-type="string">
            <text:p>:m Other / やること / 寝る前 / compilation</text:p>
          </table:table-cell>
          <table:table-cell table:style-name="ce3"/>
          <table:table-cell table:style-name="ce3"/>
          <table:table-cell table:style-name="ce3"/>
          <table:table-cell table:style-name="ce32" table:formula="of:=IF([.E3]=&quot;&quot;;[.C3];CONCATENATE([.C3];&quot; / &quot;;[.E3]))" office:value-type="string" office:string-value=":m Other / やること / 寝る前 / compilation">
            <text:p>:m Other / やること / 寝る前 / compilatio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18_13-42-14_000.jpg</text:p>
          </table:table-cell>
          <table:table-cell table:style-name="ce15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738403 E-139-34-49.270019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8_14-41-45_000.jpg</text:p>
          </table:table-cell>
          <table:table-cell table:style-name="ce16" office:value-type="string">
            <text:p>:m 東和 PHOTO / 200617w / 学芸大学駅 / こぶしえん新築工事 / ２名（小林さん、横浜営業所） / テクノキャリア（扶桑電気）（東亜建設工業） / 日報</text:p>
          </table:table-cell>
          <table:table-cell table:style-name="ce15"/>
          <table:table-cell table:style-name="ce3"/>
          <table:table-cell table:style-name="ce3" office:value-type="string">
            <text:p>N-35-35-28.62854 E-139-34-49.215087</text:p>
          </table:table-cell>
          <table:table-cell table:style-name="ce32" table:formula="of:=IF([.E5]=&quot;&quot;;[.C5];CONCATENATE([.C5];&quot; / &quot;;[.E5]))" office:value-type="string" office:string-value=":m 東和 PHOTO / 200617w / 学芸大学駅 / こぶしえん新築工事 / ２名（小林さん、横浜営業所） / テクノキャリア（扶桑電気）（東亜建設工業） / 日報">
            <text:p>:m 東和 PHOTO / 200617w / 学芸大学駅 / こぶしえん新築工事 / ２名（小林さん、横浜営業所） / テクノキャリア（扶桑電気）（東亜建設工業） / 日報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8_16-39-26_000.jpg</text:p>
          </table:table-cell>
          <table:table-cell table:style-name="ce16" office:value-type="string">
            <text:p>:bookmemo / 読んだ本 / 『自閉っ子におけるモンダイな想像力』 / 著者=ニキ・リンコ / 途中</text:p>
          </table:table-cell>
          <table:table-cell table:style-name="ce16"/>
          <table:table-cell table:style-name="ce3"/>
          <table:table-cell table:style-name="ce3" office:value-type="string">
            <text:p>N-35-35-28.573608 E-139-34-49.215087</text:p>
          </table:table-cell>
          <table:table-cell table:style-name="ce32" table:formula="of:=IF([.E6]=&quot;&quot;;[.C6];CONCATENATE([.C6];&quot; / &quot;;[.E6]))" office:value-type="string" office:string-value=":bookmemo / 読んだ本 / 『自閉っ子におけるモンダイな想像力』 / 著者=ニキ・リンコ / 途中">
            <text:p>:bookmemo / 読んだ本 / 『自閉っ子におけるモンダイな想像力』 / 著者=ニキ・リンコ / 途中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8_18-54-21_000.jpg</text:p>
          </table:table-cell>
          <table:table-cell table:style-name="ce16" office:value-type="string">
            <text:p>:m RES 1-2*2 / free# JVEMV6 37#23_44 / 37. miscs of miscs / 23. CO2 / CO2-conversion;methods / plasma;GA-plasma</text:p>
          </table:table-cell>
          <table:table-cell table:style-name="ce17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7]=&quot;&quot;;[.C7];CONCATENATE([.C7];&quot; / &quot;;[.E7]))" office:value-type="string" office:string-value=":m RES 1-2*2 / free# JVEMV6 37#23_44 / 37. miscs of miscs / 23. CO2 / CO2-conversion;methods / plasma;GA-plasma">
            <text:p>:m RES 1-2*2 / free# JVEMV6 37#23_44 / 37. miscs of miscs / 23. CO2 / CO2-conversion;methods / plasma;GA-plasma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8_20-54-19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9_00-48-30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2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9_10-05-36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381347 E-139-34-49.160156</text:p>
          </table:table-cell>
          <table:table-cell table:style-name="ce32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9_10-20-19_000.jpg</text:p>
          </table:table-cell>
          <table:table-cell table:style-name="ce16" office:value-type="string">
            <text:p>:PHOTO 記録 / 製品 / 使い始め / イヤホン</text:p>
          </table:table-cell>
          <table:table-cell table:style-name="ce16"/>
          <table:table-cell table:style-name="ce3"/>
          <table:table-cell table:style-name="ce3" office:value-type="string">
            <text:p>N-35-35-28.765869 E-139-34-49.379882</text:p>
          </table:table-cell>
          <table:table-cell table:style-name="ce32" table:formula="of:=IF([.E11]=&quot;&quot;;[.C11];CONCATENATE([.C11];&quot; / &quot;;[.E11]))" office:value-type="string" office:string-value=":PHOTO 記録 / 製品 / 使い始め / イヤホン">
            <text:p>:PHOTO 記録 / 製品 / 使い始め / イヤホン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9_10-33-57_000.jpg</text:p>
          </table:table-cell>
          <table:table-cell table:style-name="ce16" office:value-type="string">
            <text:p>:bookmemo / ページメモ / 『本朝食鑑』 / 著者= / p.18</text:p>
          </table:table-cell>
          <table:table-cell table:style-name="ce17"/>
          <table:table-cell table:style-name="ce3"/>
          <table:table-cell table:style-name="ce3" office:value-type="string">
            <text:p>N-35-35-28.752136 E-139-34-49.434814</text:p>
          </table:table-cell>
          <table:table-cell table:style-name="ce32" table:formula="of:=IF([.E12]=&quot;&quot;;[.C12];CONCATENATE([.C12];&quot; / &quot;;[.E12]))" office:value-type="string" office:string-value=":bookmemo / ページメモ / 『本朝食鑑』 / 著者= / p.18">
            <text:p>:bookmemo / ページメモ / 『本朝食鑑』 / 著者= / p.18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9_10-34-26_000.jpg</text:p>
          </table:table-cell>
          <table:table-cell table:style-name="ce16" office:value-type="string">
            <text:p>:m :lets / action activity / やること / kb / レビューメモ：0618-1924</text:p>
          </table:table-cell>
          <table:table-cell table:style-name="ce17"/>
          <table:table-cell table:style-name="ce3"/>
          <table:table-cell table:style-name="ce3" office:value-type="string">
            <text:p>N-35-35-28.752136 E-139-34-49.434814</text:p>
          </table:table-cell>
          <table:table-cell table:style-name="ce32" table:formula="of:=IF([.E13]=&quot;&quot;;[.C13];CONCATENATE([.C13];&quot; / &quot;;[.E13]))" office:value-type="string" office:string-value=":m :lets / action activity / やること / kb / レビューメモ：0618-1924">
            <text:p>:m :lets / action activity / やること / kb / レビューメモ：0618-192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19_10-34-55_000.jpg</text:p>
          </table:table-cell>
          <table:table-cell table:style-name="ce20" office:value-type="string">
            <text:p>:m :th / 神は何をやれと言っているのか；小さな子供がお前に尋ねてきたら？君は、何をやりたいんだい？</text:p>
          </table:table-cell>
          <table:table-cell table:style-name="ce6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 table:formula="of:=IF([.E14]=&quot;&quot;;[.C14];CONCATENATE([.C14];&quot; / &quot;;[.E14]))" office:value-type="string" office:string-value=":m :th / 神は何をやれと言っているのか；小さな子供がお前に尋ねてきたら？君は、何をやりたいんだい？">
            <text:p>:m :th / 神は何をやれと言っているのか；小さな子供がお前に尋ねてきたら？君は、何をやりたいんだい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19_11-17-57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2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19_11-28-53_000.jpg</text:p>
          </table:table-cell>
          <table:table-cell table:style-name="ce17" office:value-type="string">
            <text:p>:m Other / やること / 寝る前 / compilation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Other / やること / 寝る前 / compilation">
            <text:p>:m Other / やること / 寝る前 / compilatio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8_19-24-10_000.mp4</text:p>
          </table:table-cell>
          <table:table-cell table:style-name="ce20" office:value-type="string">
            <text:p>:VIDEO / @自宅 / メモ / kb,keyboard / 演奏、play / k-2020-0618-1 / genr=et-prev:new-pattern,key=C,chor=Cm7;Fm7,file=0614-1635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618-1 / genr=et-prev:new-pattern,key=C,chor=Cm7;Fm7,file=0614-1635">
            <text:p>:VIDEO / @自宅 / メモ / kb,keyboard / 演奏、play / k-2020-0618-1 / genr=et-prev:new-pattern,key=C,chor=Cm7;Fm7,file=0614-163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8_19-25-07_000.m4a</text:p>
          </table:table-cell>
          <table:table-cell table:style-name="ce17" office:value-type="string">
            <text:p>:VOICE-MEMO / @自室 / tome / 演奏は、人に頼もう；「間違えないように演奏する」は、無理；それだけで終わっちゃう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室 / tome / 演奏は、人に頼もう；「間違えないように演奏する」は、無理；それだけで終わっちゃう">
            <text:p>:VOICE-MEMO / @自室 / tome / 演奏は、人に頼もう；「間違えないように演奏する」は、無理；それだけで終わっちゃう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2020/06/19</text:date>, <text:time>12:0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9T12:04:52.13</dc:date>
    <dc:creator>iwabuchi ken</dc:creator>
    <meta:editing-duration>P22DT6H46M54S</meta:editing-duration>
    <meta:editing-cycles>8626</meta:editing-cycles>
    <meta:document-statistic meta:table-count="1" meta:cell-count="456" meta:object-count="0"/>
  </office:meta>
</office:document-meta>
</file>